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3.81cm" svg:x="5.699cm" svg:y="1.12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31cm" svg:height="2.921cm" svg:x="4.81cm" svg:y="10.271cm">
          <text:p text:style-name="P1">Rou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87cm" svg:height="2.159cm" svg:x="12.303cm" svg:y="10.652cm">
          <text:p text:style-name="P1">Port 80,22,443,596596 open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3.048cm" svg:x="3.794cm" svg:y="16.367cm">
          <text:p text:style-name="P1">Docker machine </text:p>
          <text:p text:style-name="P1">(192.168.1.21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3.319cm" svg:x2="7.096cm" svg:y2="16.621cm">
          <text:p/>
        </draw:line>
        <draw:custom-shape draw:style-name="gr1" draw:text-style-name="P1" draw:layer="layout" svg:width="8.255cm" svg:height="2.032cm" svg:x="2.27cm" svg:y="21.066cm">
          <text:p text:style-name="P1">Docker container</text:p>
          <text:p text:style-name="P1">LAMP</text:p>
          <text:p text:style-name="P1">(192.168.1.2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2.032cm" svg:x="11.287cm" svg:y="21.193cm">
          <text:p text:style-name="P1">Docker Container</text:p>
          <text:p text:style-name="P1">Wordpress</text:p>
          <text:p text:style-name="P1">(192.168.1.23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2.318cm" svg:x="6.461cm" svg:y="24.622cm">
          <text:p text:style-name="P1">Container </text:p>
          <text:p text:style-name="P1">Monitoring zabbix or nagios</text:p>
          <text:p text:style-name="P1">(192.168.1.24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39cm" svg:y1="24.495cm" svg:x2="7.477cm" svg:y2="23.225cm">
          <text:p/>
        </draw:line>
        <draw:line draw:style-name="gr2" draw:text-style-name="P1" draw:layer="layout" svg:x1="13.954cm" svg:y1="24.495cm" svg:x2="14.843cm" svg:y2="23.225cm">
          <text:p/>
        </draw:line>
        <draw:custom-shape draw:style-name="gr1" draw:text-style-name="P1" draw:layer="layout" svg:width="9.652cm" svg:height="1.524cm" svg:x="4.683cm" svg:y="7.35cm">
          <text:p text:style-name="P1">183.10.9.*</text:p>
          <text:p text:style-name="P1">Port 596596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71cm" svg:y1="4.937cm" svg:x2="9.255cm" svg:y2="7.477cm">
          <text:p/>
        </draw:line>
        <draw:line draw:style-name="gr2" draw:text-style-name="P1" draw:layer="layout" svg:x1="9.001cm" svg:y1="8.874cm" svg:x2="8.493cm" svg:y2="10.525cm">
          <text:p/>
        </draw:line>
        <draw:custom-shape draw:style-name="gr1" draw:text-style-name="P1" draw:layer="layout" svg:width="10.541cm" svg:height="1.27cm" svg:x="8.112cm" svg:y="14.208cm">
          <text:p text:style-name="P1">Router forward port 596596 request </text:p>
          <text:p text:style-name="P1">To 192.168.1.21 serv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58cm" svg:y1="19.415cm" svg:x2="6.715cm" svg:y2="21.193cm">
          <text:p/>
        </draw:line>
        <draw:line draw:style-name="gr2" draw:text-style-name="P1" draw:layer="layout" svg:x1="12.176cm" svg:y1="19.415cm" svg:x2="13.954cm" svg:y2="21.193cm">
          <text:p/>
        </draw:line>
        <draw:frame draw:style-name="gr3" draw:layer="layout" svg:width="11.146cm" svg:height="1.185cm" svg:x="1.03cm" svg:y="25.765cm">
          <draw:text-box>
            <text:p><text:page-number>&lt;number&gt;</text:page-number>Layot</text:p>
          </draw:text-box>
        </draw:frame>
      </draw:page>
      <draw:page draw:name="page2" draw:style-name="dp1" draw:master-page-name="Default">
        <draw:frame draw:style-name="gr4" draw:layer="layout" svg:width="20.107cm" svg:height="16.604cm" svg:x="0.959cm" svg:y="1.641cm">
          <draw:text-box>
            <text:p>The above page shows the basic network flow from internet to </text:p>
            <text:p>Docker machine.</text:p>
            <text:p/>
            <text:p>Steps:</text:p>
            <text:p/>
            <text:p>1.) Install CentOS 7. (2 gb RAM,50gb HDD,2GB Swap,GUI,LAMP)</text:p>
            <text:p/>
            <text:p>2.) Configure Docker on this machine (192.168.1.21).</text:p>
            <text:p/>
            <text:p>3.) Create 4 docker container (All container's must have puppet client)</text:p>
            <text:p><text:s text:c="7"/>I) LAMP</text:p>
            <text:p><text:s text:c="7"/>ii) wordpress</text:p>
            <text:p><text:s text:c="7"/>iii) Monitoring tool </text:p>
            <text:p><text:s text:c="7"/>iv) web-server</text:p>
            <text:p><text:s text:c="7"/>v) Puppet master</text:p>
            <text:p/>
            <text:p>4.) Write shell script which reports:</text:p>
            <text:p><text:s/>a) Various system configurations related to the user and the OS.</text:p>
            <text:p><text:s/>b) Data related to load on the server.</text:p>
            <text:p><text:s/>c) Top 5 processes with maximum number of threads.</text:p>
            <text:p><text:s/>d) Sort the services by memory</text:p>
            <text:p/>
            <text:p>5.) DNS Installation and Configu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gesh Gavhane</meta:initial-creator>
    <meta:creation-date>2016-10-23T15:18:28.800414544</meta:creation-date>
    <dc:date>2016-10-23T16:33:23.892924937</dc:date>
    <dc:creator>Yogesh Gavhane</dc:creator>
    <meta:editing-duration>PT43M54S</meta:editing-duration>
    <meta:editing-cycles>1</meta:editing-cycles>
    <meta:document-statistic meta:object-count="18"/>
    <meta:generator>LibreOffice/4.2.8.2$Linux_X86_64 LibreOffice_project/420$Build-2</meta:generator>
  </office:meta>
</office:document-meta>
</file>